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1268" officeooo:paragraph-rsid="00121268"/>
    </style:style>
    <style:style style:name="P2" style:family="paragraph" style:parent-style-name="Standard" style:list-style-name="L1">
      <style:text-properties officeooo:rsid="00121268" officeooo:paragraph-rsid="00121268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text-underline-style="none" fo:font-weight="bold" officeooo:rsid="001395ae" officeooo:paragraph-rsid="001395ae" fo:background-color="#069a2e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ages Complete in HTML</text:p>
      <text:p text:style-name="P1"/>
      <text:p text:style-name="P1"/>
      <text:list xml:id="list2018084877" text:style-name="L1">
        <text:list-item>
          <text:p text:style-name="P2">1. Home</text:p>
        </text:list-item>
        <text:list-item>
          <text:p text:style-name="P2">2. Home V2</text:p>
        </text:list-item>
        <text:list-item>
          <text:p text:style-name="P2">3. About Us</text:p>
        </text:list-item>
        <text:list-item>
          <text:p text:style-name="P2">4. Our Team</text:p>
        </text:list-item>
        <text:list-item>
          <text:p text:style-name="P2">5. Practice Area</text:p>
        </text:list-item>
        <text:list-item>
          <text:p text:style-name="P2">6. Servic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8:34:56.175628323</meta:creation-date>
    <meta:generator>LibreOffice/7.3.7.2$Linux_X86_64 LibreOffice_project/30$Build-2</meta:generator>
    <dc:date>2023-06-30T18:39:03.148333140</dc:date>
    <meta:editing-duration>PT4M5S</meta:editing-duration>
    <meta:editing-cycles>4</meta:editing-cycles>
    <meta:document-statistic meta:table-count="0" meta:image-count="0" meta:object-count="0" meta:page-count="1" meta:paragraph-count="7" meta:word-count="26" meta:character-count="94" meta:non-whitespace-character-count="81"/>
  </office:meta>
</office:document-meta>
</file>